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4f6c6" officeooo:paragraph-rsid="0014f6c6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4f6c6" officeooo:paragraph-rsid="0014f6c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18e2" officeooo:paragraph-rsid="001518e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54344" officeooo:paragraph-rsid="0015434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4f6c6" officeooo:paragraph-rsid="0014f6c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518e2" officeooo:paragraph-rsid="001518e2" style:font-size-asian="10.5pt" style:font-weight-asian="bold" style:font-size-complex="12pt" style:font-weight-complex="bold"/>
    </style:style>
    <style:style style:name="T1" style:family="text">
      <style:text-properties officeooo:rsid="001518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2 REPASO MÓDULO I</text:p>
      <text:p text:style-name="P1"/>
      <text:p text:style-name="P5">Ejercicio 1 [3.4 puntos]</text:p>
      <text:p text:style-name="P5">(a) Cree dos usuarios nuevos en el sistema de nombre examen1 y examen2. Durante el proceso</text:p>
      <text:p text:style-name="P5">de creación especifique identificadores y directorios de usuario distintos de los que se</text:p>
      <text:p text:style-name="P5">asignarían por defecto. Muestre las líneas de archivo correspondientes dónde han quedado</text:p>
      <text:p text:style-name="P5">registradas dichas cuentas de usuario.</text:p>
      <text:p text:style-name="P5"/>
      <text:p text:style-name="P2">[root@localhost ~]# mkdir dir{1,2} </text:p>
      <text:p text:style-name="P2">[root@localhost ~]# useradd -u 100 -d /dir1 examen1</text:p>
      <text:p text:style-name="P2">[root@localhost ~]# useradd -u 101 -d /dir2 examen2</text:p>
      <text:p text:style-name="P2"/>
      <text:p text:style-name="P2">[root@localhost ~]# cat /etc/passwd | tail -n 2</text:p>
      <text:p text:style-name="P2">examen1:x:100:500::/dir1:/bin/bash</text:p>
      <text:p text:style-name="P2">examen2:x:101:501::/dir2:/bin/bash</text:p>
      <text:p text:style-name="P5"/>
      <text:p text:style-name="P5">(b) Cree el grupo de usuarios muchos y asigne los usuarios anteriormente creados a dicho</text:p>
      <text:p text:style-name="P5">grupo. Liste los grupos a los que pertenecen cada uno de los usuarios con la orden</text:p>
      <text:p text:style-name="P5">correspondiente.</text:p>
      <text:p text:style-name="P5"/>
      <text:p text:style-name="P2">[root@localhost ~]# gpasswd -a examen1 muchos</text:p>
      <text:p text:style-name="P2">Adding user examen1 to group muchos</text:p>
      <text:p text:style-name="P2"/>
      <text:p text:style-name="P2">[root@localhost ~]# gpasswd -a examen2 muchos</text:p>
      <text:p text:style-name="P2">Adding user examen2 to group muchos</text:p>
      <text:p text:style-name="P2"/>
      <text:p text:style-name="P2">[root@localhost ~]# groups examen1</text:p>
      <text:p text:style-name="P2">examen1 : examen1 muchos</text:p>
      <text:p text:style-name="P2">[root@localhost ~]# groups examen2</text:p>
      <text:p text:style-name="P2">examen2 : examen2 muchos</text:p>
      <text:p text:style-name="P2"/>
      <text:p text:style-name="P5">(c) Describa brevemente las diferencias entre la información mostrada por /etc/fstab y</text:p>
      <text:p text:style-name="P5">/etc/mtab.</text:p>
      <text:p text:style-name="P5"/>
      <text:p text:style-name="P2">/etc/fstab es una lista de sistemas de archivos que se montarán en el momento del arranque. Si desea</text:p>
      <text:p text:style-name="P2">que sus particiones de Windows o de almacenamiento de archivos se monten una vez que su computadora se inicie, deberá ingresar las entradas apropiadas /etc/fstab.</text:p>
      <text:p text:style-name="P2"/>
      <text:p text:style-name="P2">/etc/mtab es una lista de los sistemas de archivos actualmente montados. Si tiene un disco conectado </text:p>
      <text:p text:style-name="P2">pero no montado, no aparecerá en el /etc/mtab archivo. Una vez que lo montes, aparecerá allí.</text:p>
      <text:p text:style-name="P5"/>
      <text:p text:style-name="P5">(d) Indique al menos 10 sistemas de archivos soportados por el sistema.</text:p>
      <text:p text:style-name="P5"><text:s/></text:p>
      <text:p text:style-name="P2">[root@localhost ~]# cat /etc/mtab </text:p>
      <text:p text:style-name="P2">LABEL=ROOT / auto rw,noatime 0 0</text:p>
      <text:p text:style-name="P2">proc /proc proc rw 0 0</text:p>
      <text:p text:style-name="P2">sysfs /sys sysfs rw 0 0</text:p>
      <text:p text:style-name="P2">devpts /dev/pts devpts rw,gid=5,mode=620 0 0</text:p>
      <text:p text:style-name="P2">tmpfs /dev/shm tmpfs rw 0 0</text:p>
      <text:p text:style-name="P2">/tmp /tmp tmpfs rw,mode=1777 0 0</text:p>
      <text:p text:style-name="P2">none /proc/sys/fs/binfmt_misc binfmt_misc rw 0 0</text:p>
      <text:p text:style-name="P2"><text:soft-page-break/>No se pueden mostrar 10 SA porque el número de SA soportados (montados) son únicamente los que aparecen en este archivo. Quizás en fstab si aparezcan los 10.</text:p>
      <text:p text:style-name="P5"/>
      <text:p text:style-name="P5">Ejercicio 2 [3.3 puntos]</text:p>
      <text:p text:style-name="P5">(a) Cree un archivo de 35 MB y asócielo al dispositivo /dev/loop0 .</text:p>
      <text:p text:style-name="P5"/>
      <text:p text:style-name="P2">[root@localhost ~]# mknod /dev/loop0 b 7 0</text:p>
      <text:p text:style-name="P2">[root@localhost ~]# dd if=/dev/zero of=/root/archivo_35 bs=34k count=1000</text:p>
      <text:p text:style-name="P2">1000+0 records in</text:p>
      <text:p text:style-name="P2">1000+0 records out</text:p>
      <text:p text:style-name="P2">34816000 bytes (35 MB) copied, 1.20776 s, 28.8 MB/s</text:p>
      <text:p text:style-name="P2">[root@localhost ~]# losetup /dev/loop0 /root/archivo_35 </text:p>
      <text:p text:style-name="P5"/>
      <text:p text:style-name="P5">(b) Cree una única partición utilizando fdisk y asígnele el sistema de archivo ext4.</text:p>
      <text:p text:style-name="P5"/>
      <text:p text:style-name="P2">[root@localhost ~]# fdisk /dev/loop0 </text:p>
      <text:p text:style-name="P2">Device contains neither a valid DOS partition table, nor Sun, SGI or OSF disklabel</text:p>
      <text:p text:style-name="P2">Building a new DOS disklabel with disk identifier 0xcbb188b3.</text:p>
      <text:p text:style-name="P2">Changes will remain in memory only, until you decide to write them.</text:p>
      <text:p text:style-name="P2">After that, of course, the previous content won't be recoverable.</text:p>
      <text:p text:style-name="P2"/>
      <text:p text:style-name="P2">Warning: invalid flag 0x0000 of partition table 4 will be corrected by w(rite)</text:p>
      <text:p text:style-name="P2"/>
      <text:p text:style-name="P2">Command (m for help): n</text:p>
      <text:p text:style-name="P2">Command action</text:p>
      <text:p text:style-name="P2"><text:s text:c="3"/>e <text:s text:c="2"/>extended</text:p>
      <text:p text:style-name="P2"><text:s text:c="3"/>p <text:s text:c="2"/>primary partition (1-4)</text:p>
      <text:p text:style-name="P2">p</text:p>
      <text:p text:style-name="P2">Partition number (1-4, default 1): 1</text:p>
      <text:p text:style-name="P2">First sector (2048-67999, default 2048): </text:p>
      <text:p text:style-name="P2">Using default value 2048</text:p>
      <text:p text:style-name="P2">Last sector, +sectors or +size{K,M,G} (2048-67999, default 67999): </text:p>
      <text:p text:style-name="P2">Using default value 67999</text:p>
      <text:p text:style-name="P2"/>
      <text:p text:style-name="P2">Command (m for help): w</text:p>
      <text:p text:style-name="P2">The partition table has been altered!</text:p>
      <text:p text:style-name="P2"/>
      <text:p text:style-name="P2">Calling ioctl() to re-read partition table.</text:p>
      <text:p text:style-name="P2"/>
      <text:p text:style-name="P2">WARNING: Re-reading the partition table failed with error 22: Invalid argument.</text:p>
      <text:p text:style-name="P2">The kernel still uses the old table. The new table will be used at</text:p>
      <text:p text:style-name="P2">the next reboot or after you run partprobe(8) or kpartx(8)</text:p>
      <text:p text:style-name="P2">Syncing disks.</text:p>
      <text:p text:style-name="P2">[root@localhost ~]# mke2fs -t ext3 /dev/loop0 </text:p>
      <text:p text:style-name="P2">mke2fs 1.41.12 (17-May-2010)</text:p>
      <text:p text:style-name="P2">Filesystem label=</text:p>
      <text:p text:style-name="P2">OS type: Linux</text:p>
      <text:p text:style-name="P2">Block size=1024 (log=0)</text:p>
      <text:p text:style-name="P2">Fragment size=1024 (log=0)</text:p>
      <text:p text:style-name="P2">Stride=0 blocks, Stripe width=0 blocks</text:p>
      <text:p text:style-name="P2">8520 inodes, 34000 blocks</text:p>
      <text:p text:style-name="P2">1700 blocks (5.00%) reserved for the super user</text:p>
      <text:p text:style-name="P2"><text:soft-page-break/>First data block=1</text:p>
      <text:p text:style-name="P2">Maximum filesystem blocks=34865152</text:p>
      <text:p text:style-name="P2">5 block groups</text:p>
      <text:p text:style-name="P2">8192 blocks per group, 8192 fragments per group</text:p>
      <text:p text:style-name="P2">1704 inodes per group</text:p>
      <text:p text:style-name="P2">Superblock backups stored on blocks: </text:p>
      <text:p text:style-name="P2"><text:tab/>8193, 24577</text:p>
      <text:p text:style-name="P2"/>
      <text:p text:style-name="P2">Writing inode tables: done <text:s text:c="27"/></text:p>
      <text:p text:style-name="P2">Creating journal (4096 blocks): done</text:p>
      <text:p text:style-name="P2">Writing superblocks and filesystem accounting information: done</text:p>
      <text:p text:style-name="P2"/>
      <text:p text:style-name="P2">This filesystem will be automatically checked every 30 mounts or</text:p>
      <text:p text:style-name="P2">180 days, whichever comes first. <text:s/>Use tune2fs -c or -i to override.</text:p>
      <text:p text:style-name="P5"/>
      <text:p text:style-name="P5">(c) Monte el sistema de archivos creado en /mnt de forma que se permita la lectura y escritura <text:span text:style-name="T1">y </text:span>todas las operaciones de entrada y salida se realicen de forma síncrona.</text:p>
      <text:p text:style-name="P6"/>
      <text:p text:style-name="P3">[root@localhost ~]# mount -rw -o sync /dev/loop0 /mnt/</text:p>
      <text:p text:style-name="P3">[ <text:s/>589.500000] EXT3-fs: barriers not enabled</text:p>
      <text:p text:style-name="P3">[ <text:s/>589.500000] kjournald starting. <text:s/>Commit interval 5 seconds</text:p>
      <text:p text:style-name="P3">[ <text:s/>589.500000] EXT3-fs (loop0): using internal journal</text:p>
      <text:p text:style-name="P3">[ <text:s/>589.500000] EXT3-fs (loop0): mounted filesystem with writeback data mode</text:p>
      <text:p text:style-name="P3"/>
      <text:p text:style-name="P6">Ejercicio 3 [3.3 puntos]</text:p>
      <text:p text:style-name="P6">(a) Explique el significado de la información que aparece en la primera línea de la orden top.</text:p>
      <text:p text:style-name="P6">Modifique el orden de visualización de los procesos listados para que se realice en función</text:p>
      <text:p text:style-name="P6">de su PID.</text:p>
      <text:p text:style-name="P6"/>
      <text:p text:style-name="P4">En la primera linea de la orden top aparece información acerca del sistema, en concreto, es la misma información que aporta la orden uptime.</text:p>
      <text:p text:style-name="P4"/>
      <text:p text:style-name="P4">Para mostrar los procesos en orden del PID se <text:s/>ejecuta top y luego se pulsa N.</text:p>
      <text:p text:style-name="P4"/>
      <text:p text:style-name="P6">(b) Utilice vmstat para generar 10 informes cada 2 segundos mostrando la información de</text:p>
      <text:p text:style-name="P6">memoria en megabytes. Indique el significado de la columna us.</text:p>
      <text:p text:style-name="P6"/>
      <text:p text:style-name="P3">[root@localhost ~]# vmstat -S M 2 10</text:p>
      <text:p text:style-name="P3">procs -----------memory---------- ---swap-- -----io---- --system-- -----cpu-----</text:p>
      <text:p text:style-name="P3"><text:s/>r <text:s/>b <text:s text:c="2"/>swpd <text:s text:c="2"/>free <text:s text:c="2"/>buff <text:s/>cache <text:s text:c="2"/>si <text:s text:c="2"/>so <text:s text:c="3"/>bi <text:s text:c="3"/>bo <text:s text:c="2"/>in <text:s text:c="2"/>cs us sy id wa st</text:p>
      <text:p text:style-name="P3"><text:s/>1 <text:s/>0 <text:s text:c="5"/>0 <text:s text:c="3"/>922 <text:s text:c="5"/>3 <text:s text:c="4"/>51 <text:s text:c="3"/>0 <text:s text:c="3"/>0 <text:s text:c="3"/>18 <text:s text:c="3"/>38 <text:s/>100 <text:s text:c="2"/>10 <text:s/>0 <text:s/>0 100 <text:s/>0 <text:s/>0<text:tab/></text:p>
      <text:p text:style-name="P3"><text:s/>0 <text:s/>0 <text:s text:c="5"/>0 <text:s text:c="3"/>922 <text:s text:c="5"/>3 <text:s text:c="4"/>51 <text:s text:c="3"/>0 <text:s text:c="3"/>0 <text:s text:c="4"/>0 <text:s text:c="4"/>0 <text:s text:c="2"/>97 <text:s text:c="3"/>5 <text:s/>0 <text:s/>0 100 <text:s/>0 <text:s/>0<text:tab/></text:p>
      <text:p text:style-name="P3"><text:s/>0 <text:s/>0 <text:s text:c="5"/>0 <text:s text:c="3"/>922 <text:s text:c="5"/>3 <text:s text:c="4"/>51 <text:s text:c="3"/>0 <text:s text:c="3"/>0 <text:s text:c="4"/>0 <text:s text:c="4"/>0 <text:s text:c="2"/>97 <text:s text:c="3"/>2 <text:s/>0 <text:s/>0 100 <text:s/>0 <text:s/>0<text:tab/></text:p>
      <text:p text:style-name="P3"><text:s/>0 <text:s/>0 <text:s text:c="5"/>0 <text:s text:c="3"/>922 <text:s text:c="5"/>3 <text:s text:c="4"/>51 <text:s text:c="3"/>0 <text:s text:c="3"/>0 <text:s text:c="4"/>0 <text:s text:c="4"/>0 <text:s text:c="2"/>97 <text:s text:c="3"/>2 <text:s/>0 <text:s/>0 100 <text:s/>0 <text:s/>0<text:tab/></text:p>
      <text:p text:style-name="P3"><text:s/>0 <text:s/>0 <text:s text:c="5"/>0 <text:s text:c="3"/>922 <text:s text:c="5"/>3 <text:s text:c="4"/>51 <text:s text:c="3"/>0 <text:s text:c="3"/>0 <text:s text:c="4"/>0 <text:s text:c="4"/>0 <text:s text:c="2"/>97 <text:s text:c="3"/>1 <text:s/>0 <text:s/>0 100 <text:s/>0 <text:s/>0<text:tab/></text:p>
      <text:p text:style-name="P3"><text:s/>0 <text:s/>0 <text:s text:c="5"/>0 <text:s text:c="3"/>922 <text:s text:c="5"/>3 <text:s text:c="4"/>51 <text:s text:c="3"/>0 <text:s text:c="3"/>0 <text:s text:c="4"/>0 <text:s text:c="4"/>0 <text:s text:c="2"/>97 <text:s text:c="3"/>4 <text:s/>0 <text:s/>0 100 <text:s/>0 <text:s/>0<text:tab/></text:p>
      <text:p text:style-name="P3"><text:s/>0 <text:s/>0 <text:s text:c="5"/>0 <text:s text:c="3"/>922 <text:s text:c="5"/>3 <text:s text:c="4"/>51 <text:s text:c="3"/>0 <text:s text:c="3"/>0 <text:s text:c="4"/>0 <text:s text:c="4"/>0 <text:s text:c="2"/>97 <text:s text:c="3"/>2 <text:s/>0 <text:s/>0 100 <text:s/>0 <text:s/>0<text:tab/></text:p>
      <text:p text:style-name="P3"><text:s/>0 <text:s/>0 <text:s text:c="5"/>0 <text:s text:c="3"/>922 <text:s text:c="5"/>3 <text:s text:c="4"/>51 <text:s text:c="3"/>0 <text:s text:c="3"/>0 <text:s text:c="4"/>0 <text:s text:c="4"/>0 <text:s text:c="2"/>97 <text:s text:c="3"/>2 <text:s/>0 <text:s/>0 100 <text:s/>0 <text:s/>0<text:tab/></text:p>
      <text:p text:style-name="P3"><text:s/>0 <text:s/>0 <text:s text:c="5"/>0 <text:s text:c="3"/>922 <text:s text:c="5"/>3 <text:s text:c="4"/>51 <text:s text:c="3"/>0 <text:s text:c="3"/>0 <text:s text:c="4"/>0 <text:s text:c="4"/>0 <text:s text:c="2"/>96 <text:s text:c="3"/>3 <text:s/>0 <text:s/>0 100 <text:s/>0 <text:s/>0<text:tab/></text:p>
      <text:p text:style-name="P3"><text:s/>0 <text:s/>0 <text:s text:c="5"/>0 <text:s text:c="3"/>922 <text:s text:c="5"/>3 <text:s text:c="4"/>51 <text:s text:c="3"/>0 <text:s text:c="3"/>0 <text:s text:c="4"/>0 <text:s text:c="4"/>0 <text:s text:c="2"/>97 <text:s text:c="3"/>2 <text:s/>0 <text:s/>0 100 <text:s/>0 <text:s/>0</text:p>
      <text:p text:style-name="P3"/>
      <text:p text:style-name="P4">La columna us indica programa o peticiones de usuario.</text:p>
      <text:p text:style-name="P6"><text:soft-page-break/></text:p>
      <text:p text:style-name="P6">(c) Cree un enlace simbólico al archivo de 35MB creado en el ejercicio 2.</text:p>
      <text:p text:style-name="P6"/>
      <text:p text:style-name="P3">[root@localhost ~]# ln -s archivo_35 enlace_simbolico</text:p>
      <text:p text:style-name="P6"/>
      <text:p text:style-name="P6">(d) Muestre el contenido del directorio en el que se encuentra dicho enlace ordenando los</text:p>
      <text:p text:style-name="P6">resultados por tiempo de modificación.</text:p>
      <text:p text:style-name="P6"/>
      <text:p text:style-name="P3">[root@localhost ~]# ls -lait</text:p>
      <text:p text:style-name="P3">total 34040</text:p>
      <text:p text:style-name="P3"><text:s text:c="2"/>311 dr-xr-x--- <text:s/>4 root root <text:s text:c="4"/>4096 Feb 12 12:09 .</text:p>
      <text:p text:style-name="P3">13061 lrwxrwxrwx <text:s/>1 root root <text:s text:c="6"/>10 Feb 12 12:09 enlace_simbolico -&gt; archivo_35</text:p>
      <text:p text:style-name="P3">12616 -rw-r--r-- <text:s/>1 root root 34816000 Feb 12 11:57 archivo_35</text:p>
      <text:p text:style-name="P3"><text:s text:c="4"/>2 dr-xr-xr-x 24 root root <text:s text:c="4"/>4096 Feb 12 11:48 ..</text:p>
      <text:p text:style-name="P3">14175 drwxr-xr-x <text:s/>2 root root <text:s text:c="4"/>4096 Feb 12 11:47 dir1</text:p>
      <text:p text:style-name="P3">14238 drwxr-xr-x <text:s/>2 root root <text:s text:c="4"/>4096 Feb 12 11:47 dir2</text:p>
      <text:p text:style-name="P3"><text:s text:c="3"/>58 -rw------- <text:s/>1 root root <text:s text:c="6"/>53 Sep 13 <text:s/>2011 .bash_history</text:p>
      <text:p text:style-name="P3"><text:s/>3958 -rw-r--r-- <text:s/>1 root root <text:s text:c="6"/>18 Mar 30 <text:s/>2009 .bash_logout</text:p>
      <text:p text:style-name="P3"><text:s/>3959 -rw-r--r-- <text:s/>1 root root <text:s text:c="5"/>176 Mar 30 <text:s/>2009 .bash_profile</text:p>
      <text:p text:style-name="P3"><text:s/>3962 -rw-r--r-- <text:s/>1 root root <text:s text:c="5"/>129 Dec <text:s/>3 <text:s/>2004 .tcshrc</text:p>
      <text:p text:style-name="P3"><text:s/>3960 -rw-r--r-- <text:s/>1 root root <text:s text:c="5"/>176 Sep 22 <text:s/>2004 .bashrc</text:p>
      <text:p text:style-name="P3"><text:s/>3961 -rw-r--r-- <text:s/>1 root root <text:s text:c="5"/>100 Sep 22 <text:s/>2004 .cshrc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2T17:42:28.344491999</meta:creation-date>
    <dc:date>2022-02-12T18:12:22.255190350</dc:date>
    <meta:editing-duration>PT8M13S</meta:editing-duration>
    <meta:editing-cycles>1</meta:editing-cycles>
    <meta:document-statistic meta:table-count="0" meta:image-count="0" meta:object-count="0" meta:page-count="4" meta:paragraph-count="139" meta:word-count="1217" meta:character-count="7395" meta:non-whitespace-character-count="5737"/>
    <meta:generator>LibreOffice/6.4.7.2$Linux_X86_64 LibreOffice_project/40$Build-2</meta:generator>
  </office:meta>
</office:document-meta>
</file>